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6cm" svg:stroke-color="#0000ff" draw:marker-start-width="0.95cm" draw:marker-end-width="0.95cm" draw:fill="none" draw:textarea-horizontal-align="center" draw:textarea-vertical-align="middle" fo:padding-top="0.425cm" fo:padding-bottom="0.425cm" fo:padding-left="0.55cm" fo:padding-right="0.55cm"/>
    </style:style>
    <style:style style:name="gr2" style:family="graphic" style:parent-style-name="standard">
      <style:graphic-properties draw:stroke="solid" svg:stroke-width="0.25cm" draw:marker-start-width="0.56cm" draw:marker-end-width="0.56cm" draw:fill="solid" draw:fill-color="#ff0000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solid" svg:stroke-width="0.01cm" draw:fill="solid" draw:fill-color="#ff0000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1cm" svg:stroke-color="#000000" draw:fill="none" draw:fill-color="#ffffff" draw:textarea-horizontal-align="left" draw:auto-grow-height="false" draw:auto-grow-width="false" draw:fit-to-size="shrink-to-fit" fo:min-height="5.01cm" fo:min-width="0cm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text-properties style:font-name="Nimbus Mono L" fo:font-size="96pt" style:font-size-asian="96pt" style:font-size-complex="96pt"/>
    </style:style>
    <style:style style:name="P4" style:family="paragraph">
      <loext:graphic-properties draw:fill="none" draw:fill-color="#ffffff"/>
      <style:text-properties style:font-name="Nimbus Mono L" fo:font-size="96pt" fo:text-shadow="none" fo:font-weight="normal" style:font-size-asian="96pt" style:font-weight-asian="normal" style:font-size-complex="96pt" style:font-weight-complex="normal"/>
    </style:style>
    <style:style style:name="T1" style:family="text">
      <style:text-properties style:font-name="Nimbus Mono L" fo:font-size="96pt" fo:text-shadow="none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357cm" svg:height="8.308cm" draw:transform="rotate (-1.47113802650602) translate (8.76740078596692cm 1.77334636296731cm)" svg:viewBox="0 0 6358 8309" svg:d="M0 8309c4677-1543 6308-7811 6358-8309">
          <text:p/>
        </draw:path>
        <draw:g>
          <draw:line draw:style-name="gr2" draw:text-style-name="P2" draw:layer="layout" svg:x1="3.5cm" svg:y1="5.4cm" svg:x2="3.5cm" svg:y2="7.07cm">
            <text:p/>
          </draw:line>
          <draw:custom-shape draw:style-name="gr3" draw:text-style-name="P2" draw:layer="layout" svg:width="1cm" svg:height="1.002cm" svg:x="3cm" svg:y="5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4.6cm" svg:y1="6cm" svg:x2="4.6cm" svg:y2="7.67cm">
            <text:p/>
          </draw:line>
          <draw:custom-shape draw:style-name="gr3" draw:text-style-name="P2" draw:layer="layout" svg:width="1cm" svg:height="1.002cm" svg:x="4.1cm" svg:y="6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5.4cm" svg:y1="6.9cm" svg:x2="5.4cm" svg:y2="8.73cm">
            <text:p/>
          </draw:line>
          <draw:custom-shape draw:style-name="gr3" draw:text-style-name="P2" draw:layer="layout" svg:width="1cm" svg:height="0.998cm" svg:x="4.9cm" svg:y="7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6.3cm" svg:y1="6cm" svg:x2="6.3cm" svg:y2="8.33cm">
            <text:p/>
          </draw:line>
          <draw:custom-shape draw:style-name="gr3" draw:text-style-name="P2" draw:layer="layout" svg:width="1cm" svg:height="0.998cm" svg:x="5.8cm" svg:y="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7.3cm" svg:y1="6.5cm" svg:x2="7.3cm" svg:y2="9.83cm">
            <text:p/>
          </draw:line>
          <draw:custom-shape draw:style-name="gr3" draw:text-style-name="P2" draw:layer="layout" svg:width="1cm" svg:height="0.999cm" svg:x="6.8cm" svg:y="7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2.9cm" svg:y1="6.3cm" svg:x2="2.9cm" svg:y2="7.97cm">
            <text:p/>
          </draw:line>
          <draw:custom-shape draw:style-name="gr3" draw:text-style-name="P2" draw:layer="layout" svg:width="1cm" svg:height="1.002cm" svg:x="2.4cm" svg:y="6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2.1cm" svg:y1="7cm" svg:x2="2.1cm" svg:y2="8.67cm">
            <text:p/>
          </draw:line>
          <draw:custom-shape draw:style-name="gr3" draw:text-style-name="P2" draw:layer="layout" svg:width="1cm" svg:height="1.002cm" svg:x="1.6cm" svg:y="7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1.4cm" svg:y1="5.4cm" svg:x2="1.4cm" svg:y2="7.07cm">
            <text:p/>
          </draw:line>
          <draw:custom-shape draw:style-name="gr3" draw:text-style-name="P2" draw:layer="layout" svg:width="1cm" svg:height="1.002cm" svg:x="0.9cm" svg:y="5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1.1cm" svg:y1="3.8cm" svg:x2="1.171cm" svg:y2="5.66cm">
            <text:p/>
          </draw:line>
          <draw:custom-shape draw:style-name="gr3" draw:text-style-name="P2" draw:layer="layout" svg:width="1cm" svg:height="1.004cm" svg:x="0.6cm" svg:y="4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0.6cm" svg:y1="2.2cm" svg:x2="0.6cm" svg:y2="3.87cm">
            <text:p/>
          </draw:line>
          <draw:custom-shape draw:style-name="gr3" draw:text-style-name="P2" draw:layer="layout" svg:width="1cm" svg:height="1.002cm" svg:x="0.1cm" svg:y="2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4" draw:layer="layout" svg:width="8.223cm" svg:height="3.9cm" svg:x="1.277cm" svg:y="0.8cm">
          <draw:text-box>
            <text:p text:style-name="P3"><text:span text:style-name="T1">PLOT</text:span></text:p>
          </draw:text-box>
        </draw:frame>
        <draw:g>
          <draw:line draw:style-name="gr2" draw:text-style-name="P2" draw:layer="layout" svg:x1="8.7cm" svg:y1="6.4cm" svg:x2="8.7cm" svg:y2="9.73cm">
            <text:p/>
          </draw:line>
          <draw:custom-shape draw:style-name="gr3" draw:text-style-name="P2" draw:layer="layout" svg:width="1cm" svg:height="0.999cm" svg:x="8.2cm" svg:y="7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9T22:00:08</meta:creation-date>
    <dc:date>2017-03-16T11:23:38.422396752</dc:date>
    <meta:editing-duration>PT1H18M44S</meta:editing-duration>
    <meta:editing-cycles>16</meta:editing-cycles>
    <meta:generator>LibreOffice/4.4.7.2$Linux_X86_64 LibreOffice_project/40$Build-2</meta:generator>
    <dc:creator>Zaher Salman</dc:creator>
    <meta:document-statistic meta:object-count="35"/>
  </office:meta>
</office:document-meta>
</file>